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font-name="Courier New"/>
    </style:style>
    <style:style style:name="ce3" style:family="table-cell" style:parent-style-name="Excel_20_Built-in_20_Normal">
      <style:text-properties style:font-name="Courier New"/>
    </style:style>
    <style:style style:name="ce4" style:family="table-cell" style:parent-style-name="TableStyleLight1" style:data-style-name="N8037">
      <style:text-properties style:font-name="Courier New"/>
    </style:style>
    <style:style style:name="ce5" style:family="table-cell" style:parent-style-name="Excel_20_Built-in_20_Normal" style:data-style-name="N8037">
      <style:text-properties style:font-name="Courier New"/>
    </style:style>
    <style:style style:name="ce6" style:family="table-cell" style:parent-style-name="Defaul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3"/>
        <table:table-column table:style-name="co4" table:default-cell-style-name="ce5"/>
        <table:table-column table:style-name="co6" table:default-cell-style-name="ce3"/>
        <table:table-column table:style-name="co3" table:number-columns-repeated="1014" table:default-cell-style-name="ce3"/>
        <table:table-column table:style-name="co3" table:number-columns-repeated="4" table:default-cell-style-name="ce6"/>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4"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4"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4"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4"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4"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4"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4"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4"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4"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4"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4"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4"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4"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4"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4"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4"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4"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4"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4"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4"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4"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4"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4"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4"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4"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4"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4"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4"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4"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4"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4"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4"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4"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4"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4"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4"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4"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4"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4"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4"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4"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4"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4"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4"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4"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4"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4"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4"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4"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4"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4"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4"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4"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4"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4"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4"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4"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4"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4"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4"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4"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4"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4"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4"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4"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4"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4"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4"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4"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4"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4"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4"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4"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4"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4"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4"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4"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4"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4"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4"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4"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4"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4"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4"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4"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4"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4"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4"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4"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4"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4"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4"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4"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4"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4"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4"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4"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4"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4"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4"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4"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4"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4"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4"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4"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4"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4"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4"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4"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4"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4"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4"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4"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4"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4"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4"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4"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4"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4"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4"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4"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4"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4"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4"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4"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4"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4"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4"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4"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4"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4"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4"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4"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4"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4"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4"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4"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4"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4"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4"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4"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4"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4"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4"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4"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4"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4"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4"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4"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4"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4"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4"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4"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4"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4"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4"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4"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4"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4"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4"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4"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4"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4"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4"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4"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4"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4"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4"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4"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4"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4"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4"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4"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4"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4"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4"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4"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4"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4"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4"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4"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4"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4"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4"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4"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4"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4"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4"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4"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4"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4"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4"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4"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4"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4"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4" office:value-type="date" office:date-value="2013-12-03">
            <text:p>03/12/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4"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4"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4"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4"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4"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4"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4"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4"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4"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4"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4"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4"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4"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4"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4"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4"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4"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4"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4"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4"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4"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4"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4"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4"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4"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4"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4"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4"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4"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4"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4"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4"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4"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4"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4"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4"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4"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4"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4"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4"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4"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4"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4"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4"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4"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4"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4"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4"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4"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4"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4"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4"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4"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4"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4"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4"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4"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4"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4"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4"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4"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4"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4"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4"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4"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4"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4"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4"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4"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4"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4"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4"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4"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4"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4"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4"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4"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4"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4"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4"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4"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4"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4"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4"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4"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4"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4"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4"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4"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4"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4"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4"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4"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4"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4"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4"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4"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4"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4"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4"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4"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4"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4"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4"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4"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4"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4"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4"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4"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4"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4"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4"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4"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4"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4"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4"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4"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4"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4"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4"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4"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4"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4"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4" office:value-type="date" office:date-value="2014-01-20">
            <text:p>2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4"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4"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4"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4"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4"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4"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4"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4"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4"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4"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4"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4"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4"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4"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4"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4"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4"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4"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4"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4" office:value-type="date" office:date-value="2013-12-03">
            <text:p>03/12/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4"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4"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4"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4"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4"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4"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4"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4"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4"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4"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4"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4"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4"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4"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4"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4"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4"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4"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4"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4"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4"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4"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4"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4"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4"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4"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4"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4"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4"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4"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4"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4"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4"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4"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4"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4"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4"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4"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4"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4"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4"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4"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4"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4"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4"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4"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4"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4"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4"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4"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4"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4"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4"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4"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4"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4"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4"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4"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4"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4"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4"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4"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4"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4"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4"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4"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4"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4"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4"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4"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4"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4"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4"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4"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4"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4"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4"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4"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4"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4"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4"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4"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4" office:value-type="date" office:date-value="2013-01-15">
            <text:p>15/01/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4"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4"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4"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4"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4"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4"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4"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4"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4"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4"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4"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4"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4"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4"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apella.minedu.gov.gr/en/contact-en"&gt;Helpdesk&lt;/a&gt;.</text:p>
          </table:table-cell>
          <table:table-cell table:style-name="ce4" office:value-type="date" office:date-value="2014-01-20">
            <text:p>2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4"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4"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4"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4" office:value-type="date" office:date-value="2014-01-07">
            <text:p>07/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4" office:value-type="date" office:date-value="2014-01-07">
            <text:p>07/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4" office:value-type="date" office:date-value="2014-01-07">
            <text:p>07/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4"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4"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4"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4"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4"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4"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4"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4"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4"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4"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4"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4"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4"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4"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4"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4"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4"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4"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4"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4"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4"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4"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4"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4"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4"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4"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4"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4"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4" office:value-type="date" office:date-value="2014-01-23">
            <text:p>23/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office:value-type="string">
            <text:p>JiraIssueSubmitSuccess</text:p>
          </table:table-cell>
          <table:table-cell office:value-type="string">
            <text:p>Η αναφορά απεστάλη με επιτυχία στο Γραφείο Αρωγής Χρηστών.</text:p>
          </table:table-cell>
          <table:table-cell office:value-type="string">
            <text:p>JiraIssueSubmitSuccess</text:p>
          </table:table-cell>
          <table:table-cell office:value-type="string">
            <text:p>The issue has been successsfully sent to Helpdesk</text:p>
          </table:table-cell>
          <table:table-cell office:value-type="date" office:date-value="2014-01-29">
            <text:p>29/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Helpdesk">
            <text:p>JiraIssueSubmitSuccess=The issue has been successsfully sent to Helpdesk</text:p>
          </table:table-cell>
          <table:table-cell table:number-columns-repeated="1016"/>
        </table:table-row>
        <table:table-row table:style-name="ro4">
          <table:table-cell office:value-type="string">
            <text:p>GoToApellaPortalText</text:p>
          </table:table-cell>
          <table:table-cell office:value-type="string">
            <text:p>Επιστροφή στον ιστότοπο της υπηρεσίας <text:s/>&lt;a href="https://apella.minedu.gov.gr"&gt;Απέλλα&lt;/a&gt;</text:p>
          </table:table-cell>
          <table:table-cell office:value-type="string">
            <text:p>GoToApellaPortalText</text:p>
          </table:table-cell>
          <table:table-cell office:value-type="string">
            <text:p>Go to the &lt;a href="https://apella.minedu.gov.gr"&gt;Apella&lt;/a&gt; website</text:p>
          </table:table-cell>
          <table:table-cell office:value-type="date" office:date-value="2014-01-29">
            <text:p>29/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Go to the &lt;a href=&quot;https://apella.minedu.gov.gr&quot;&gt;Apella&lt;/a&gt; website">
            <text:p>GoToApellaPortalText=Go to the &lt;a href="https://apella.minedu.gov.gr"&gt;Apella&lt;/a&gt; website</text:p>
          </table:table-cell>
          <table:table-cell table:number-columns-repeated="1016"/>
        </table:table-row>
        <table:table-row table:style-name="ro4">
          <table:table-cell office:value-type="string">
            <text:p>JiraIssuesContactHelpdesk</text:p>
          </table:table-cell>
          <table:table-cell office:value-type="string">
            <text:p>Μπορείτε να επικοινωνείτε με το Γραφείο Αρωγής Χρηστών τηλεφωνικά στο 210 7722022, (Δευτέρα-Παρασκευή, 09:00-17:00).</text:p>
          </table:table-cell>
          <table:table-cell office:value-type="string">
            <text:p>JiraIssuesContactHelpdesk</text:p>
          </table:table-cell>
          <table:table-cell office:value-type="string">
            <text:p>You may contact the Helpdesk by calling +30 210 7722022, (Monday-Friday, 09:00-17:00).</text:p>
          </table:table-cell>
          <table:table-cell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number-rows-repeated="1048070">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9">01/29/2014</text:date>, <text:time>11:34:5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9T11:34:52</dc:date>
    <dc:creator>Angelos Lenis</dc:creator>
    <meta:generator>OpenOffice/4.0.1$Unix OpenOffice.org_project/401m5$Build-9714</meta:generator>
    <meta:editing-duration>PT7H6M41S</meta:editing-duration>
    <meta:editing-cycles>46</meta:editing-cycles>
    <meta:document-statistic meta:table-count="3" meta:cell-count="4511" meta:object-count="0"/>
    <meta:user-defined meta:name=""/>
  </office:meta>
</office:document-meta>
</file>